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fo:color="#FF0000"/>
    </style:style>
    <style:style style:name="T9" style:parent-style-name="Fuentedepárrafopredeter." style:family="text">
      <style:text-properties fo:font-weight="bold" style:font-weight-asian="bold" fo:color="#FF0000"/>
    </style:style>
    <style:style style:name="P10" style:parent-style-name="Normal" style:family="paragraph">
      <style:paragraph-properties fo:margin-left="0.4923in">
        <style:tab-stops/>
      </style:paragraph-properties>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Normal" style:family="paragraph">
      <style:paragraph-properties fo:margin-left="0.9833in">
        <style:tab-stops/>
      </style:paragraph-properties>
      <style:text-properties fo:font-style="italic" style:font-style-asian="italic" fo:language="en" fo:country="US"/>
    </style:style>
    <style:style style:name="P16" style:parent-style-name="Normal" style:family="paragraph">
      <style:paragraph-properties fo:margin-left="0.4923in">
        <style:tab-stops/>
      </style:paragraph-properties>
    </style:style>
    <style:style style:name="P17" style:parent-style-name="Párrafodelista" style:family="paragraph"/>
    <style:style style:name="P18" style:parent-style-name="Párrafodelista" style:family="paragraph"/>
    <style:style style:name="T19" style:parent-style-name="Fuentedepárrafopredeter." style:family="text">
      <style:text-properties fo:font-weight="bold" style:font-weight-asian="bold"/>
    </style:style>
    <style:style style:name="T20" style:parent-style-name="Fuentedepárrafopredeter." style:family="text">
      <style:text-properties fo:font-weight="bold" style:font-weight-asian="bold"/>
    </style:style>
    <style:style style:name="P21" style:parent-style-name="Párrafodelista" style:family="paragraph"/>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P24" style:parent-style-name="Normal" style:family="paragraph">
      <style:paragraph-properties fo:margin-left="0.5in">
        <style:tab-stops/>
      </style:paragraph-properties>
    </style:style>
    <style:style style:name="T25" style:parent-style-name="Fuentedepárrafopredeter." style:family="text">
      <style:text-properties fo:font-weight="bold" style:font-weight-asian="bold"/>
    </style:style>
    <style:style style:name="P26" style:parent-style-name="Párrafodelista" style:family="paragraph"/>
    <style:style style:name="T27" style:parent-style-name="Fuentedepárrafopredeter." style:family="text">
      <style:text-properties fo:font-weight="bold" style:font-weight-asian="bold"/>
    </style:style>
    <style:style style:name="P28" style:parent-style-name="Párrafodelista" style:family="paragraph"/>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T35" style:parent-style-name="Fuentedepárrafopredeter." style:family="text">
      <style:text-properties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break-before="page"/>
      <style:text-properties fo:hyphenate="true"/>
    </style:style>
    <style:style style:name="P41" style:parent-style-name="Normal" style:family="paragraph">
      <style:paragraph-properties fo:margin-left="0.9833in">
        <style:tab-stops/>
      </style:paragraph-properties>
      <style:text-properties fo:font-style="italic" style:font-style-asian="italic" fo:language="en" fo:country="US"/>
    </style:style>
    <style:style style:name="P42" style:parent-style-name="Normal" style:family="paragraph">
      <style:paragraph-properties fo:margin-left="0.9833in">
        <style:tab-stops/>
      </style:paragraph-properties>
      <style:text-properties fo:font-style="italic" style:font-style-asian="italic" fo:language="en" fo:country="US"/>
    </style:style>
    <style:style style:name="P43" style:parent-style-name="Normal" style:family="paragraph">
      <style:paragraph-properties fo:margin-left="0.9833in">
        <style:tab-stops/>
      </style:paragraph-properties>
      <style:text-properties fo:font-style="italic" style:font-style-asian="italic" fo:language="en" fo:country="US"/>
    </style:style>
    <style:style style:name="P44" style:parent-style-name="Normal" style:family="paragraph">
      <style:paragraph-properties fo:margin-left="0.9833in">
        <style:tab-stops/>
      </style:paragraph-properties>
      <style:text-properties fo:font-style="italic" style:font-style-asian="italic" fo:language="en" fo:country="US"/>
    </style:style>
    <style:style style:name="P45" style:parent-style-name="Normal" style:family="paragraph">
      <style:paragraph-properties fo:margin-left="0.9833in">
        <style:tab-stops/>
      </style:paragraph-properties>
      <style:text-properties fo:font-style="italic" style:font-style-asian="italic" fo:language="en" fo:country="US"/>
    </style:style>
    <style:style style:name="P46" style:parent-style-name="Normal" style:family="paragraph">
      <style:paragraph-properties fo:margin-left="0.9833in">
        <style:tab-stops/>
      </style:paragraph-properties>
      <style:text-properties fo:font-style="italic" style:font-style-asian="italic" fo:language="en" fo:country="US"/>
    </style:style>
    <style:style style:name="P47" style:parent-style-name="Normal" style:family="paragraph">
      <style:paragraph-properties fo:margin-left="0.9833in">
        <style:tab-stops/>
      </style:paragraph-properties>
      <style:text-properties fo:font-style="italic" style:font-style-asian="italic" fo:language="en" fo:country="US"/>
    </style:style>
    <style:style style:name="P48" style:parent-style-name="Normal" style:family="paragraph">
      <style:paragraph-properties fo:margin-left="0.9833in">
        <style:tab-stops/>
      </style:paragraph-properties>
    </style:style>
    <style:style style:name="T49"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 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Para facilitar la instalación de las librerías, éstas se incluyen comprimidas en la carpeta fw/libraries.</text:p>
      <text:p text:style-name="Normal">La<text:s/>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 cantidad de entradas/salidas necesarias ha sido por lo que se ha decidido incluir un expansor I2C para poder conectar más dispositivos.</text:p>
      <text:p text:style-name="Normal">La librería SoftWire puede encontrarse<text:s/>en el siguiente enlace:<text:s/><text:a xlink:href="http://playground.arduino.cc/Main/SoftwareI2CLibrary" office:target-frame-name="_top" xlink:show="replace"><text:span text:style-name="Hipervínculo">http://playground.ard</text:span><text:bookmark-start text:name="_Hlt504261645"/><text:span text:style-name="Hipervínculo">u</text:span><text:bookmark-end text:name="_Hlt504261645"/><text:span text:style-name="Hipervínculo">ino</text:span><text:bookmark-start text:name="_Hlt504261591"/><text:span text:style-name="Hipervínculo">.</text:span><text:bookmark-end text:name="_Hlt504261591"/><text:span text:style-name="Hipervínculo">cc/M</text:span><text:bookmark-start text:name="_Hlt504261587"/><text:bookmark-start text:name="_Hlt504261588"/><text:span text:style-name="Hipervínculo">a</text:span><text:bookmark-end text:name="_Hlt504261587"/><text:bookmark-end text:name="_Hlt504261588"/><text:span text:style-name="Hipervínculo">in/Softwar</text:span><text:bookmark-start text:name="_Hlt504261655"/><text:span text:style-name="Hipervínculo">e</text:span><text:bookmark-end text:name="_Hlt504261655"/><text:span text:style-name="Hipervínculo">I2CLibra</text:span><text:bookmark-start text:name="_Hlt504261595"/><text:span text:style-name="Hipervínculo">r</text:span><text:bookmark-end text:name="_Hlt504261595"/><text:span text:style-name="Hipervínculo">y</text:span></text:a></text:p>
      <text:p text:style-name="Citadestacada">Consideraciones para la programación</text:p>
      <text:p text:style-name="Normal">Debido a la existencia de algunas diferencias entre los kits de Cyclops-project, cabe mencionarlas para evitar conflict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con la primera versión de la PCB principal<text:s/></text:span><text:span text:style-name="T9">es necesario desconectar el Bluetooth para poder cargar los programas en la Arduino</text:span>. De hecho, el Bluetooth está pensado para hacer pruebas en movimiento, corriendo sobre algún circuito, para enviar telemetría y recibir órdenes sin el cable USB.</text:p>
        </text:list-item>
      </text:list>
      <text:p text:style-name="P10">Si la PCB<text:s/>principal lleva por detrás la inscripción “Main_board_V2”, se tratará de la segunda versión, en la cual se ha solucionado ese problema añadiendo un diodo en el diseño. En este caso no hará falta desconectar el Bluetooth para la carga de programas.</text:p>
      <text:list text:style-name="LFO1" text:continue-numbering="true">
        <text:list-item>
          <text:p text:style-name="P11">Se aconseja que el<text:s/><text:span text:style-name="T12">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3">Para seleccionar la<text:s/><text:span text:style-name="T14">placa de sensores de línea</text:span><text:s/>del robot hay que comentar/descomentar la siguiente línea de código:</text:p>
        </text:list-item>
      </text:list>
      <text:p text:style-name="P15">#define<text:s/>SENSORES_LINEA_VELOCISTA</text:p>
      <text:soft-page-break/>
      <text:p text:style-name="P16">Si se deja descomentada, se utilizará la placa de sensores para velocistas (V1); pero si se comenta, el código pondrá por defecto la opción de placa de sensores para rastreador (V2).</text:p>
      <text:list text:style-name="LFO1" text:continue-numbering="true">
        <text:list-item>
          <text:p text:style-name="P17">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8"><text:span text:style-name="T19">PCF8574P</text:span>: utiliza la dirección hexadecimal<text:s/><text:span text:style-name="T20">0x20</text:span>, teniendo sus tres pines físicos de dirección conectados a masa.</text:p>
            </text:list-item>
            <text:list-item>
              <text:p text:style-name="P21"><text:span text:style-name="T22">PCF8574AP</text:span>: utiliza la dirección hexadecimal<text:s/><text:span text:style-name="T23">0x38</text:span>, teniendo sus tres pines físicos de dirección conectados a masa.</text:p>
            </text:list-item>
          </text:list>
        </text:list-item>
      </text:list>
      <text:p text:style-name="P24">El valor de dirección se<text:s/>puede modificar en la constante<text:s/><text:span text:style-name="T25">expAddress</text:span><text:s/>que puede verse declarada en el programa de test. Y para saber cuál es el código de tu expansor, basta con mirar la inscripción en el integrado, que estará justo debajo de la Arduino.</text:p>
      <text:list text:style-name="LFO1" text:continue-numbering="true">
        <text:list-item>
          <text:p text:style-name="P26"><text:span text:style-name="T27">Sentido de los motores</text:span>: es<text:s/>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line-break/>Para saber si están girando en el sentido correcto, basta con cargar el programa de test de motores mencionado más adelante y que ambas ruedas comiencen girando de tal manera que el robot avance hacia delante en línea recta.</text:p>
        </text:list-item>
        <text:list-item>
          <text:p text:style-name="P28"><text:span text:style-name="T29">Los encoders magnéticos</text:span>, al igual que los sensores CNY70 o los pulsadores, actúan como transistores o interruptores que abren y cierran un circuito, pero para que a su salida experimenten una variación de tensión de 0 a 5V<text:s/><text:span text:style-name="T30">necesitan una resistencia de pull up</text:span>. Algunos de los encoders empleados en los kits pueden no llevar esas resistencias. La configuración por defecto en la función de setup es la siguiente:</text:p>
        </text:list-item>
      </text:list>
      <text:p text:style-name="P31">pinMode(ENC_IZQ_A, INPUT);</text:p>
      <text:p text:style-name="P32">pinMode(ENC_IZQ_B, INPUT);</text:p>
      <text:p text:style-name="P33">pinMode(ENC_DER_A, INPUT);</text:p>
      <text:p text:style-name="P34">pinMode(ENC_DER_B, INPUT);</text:p>
      <text:p text:style-name="Normal"><text:span text:style-name="T35"><text:tab/></text:span>Pero si no se aprecia variación en Monitor Serial al cargar el programa de test de los encoders y girar las ruedas, es muy probable que sea porque los<text:s/>encoders no tienen resistencias de pull up y aparezcan todos los valores en cero. Bastaría cambiar el código anterior por este otro para utilizar las resistencias internas de la Arduino:</text:p>
      <text:p text:style-name="P36">pinMode(ENC_IZQ_A, INPUT_PULLUP);</text:p>
      <text:p text:style-name="P37">pinMode(ENC_IZQ_B, INPUT_PULLUP);</text:p>
      <text:p text:style-name="P38">pinMode(ENC_DER_A, INPUT_PULLUP);</text:p>
      <text:p text:style-name="P39">pinMode(ENC_DER_B, INPUT_PULLUP);</text:p>
      <text:p text:style-name="P40"/>
      <text:soft-page-break/>
      <text:p text:style-name="Citadestacada">Comprobar que todo funciona correctamente</text:p>
      <text:p text:style-name="Normal">Se ha diseñado un programa de test para comprobar que todas las partes del robot funcionan correctamente. Este programa se encuentra dentro de la<text:s/>carpeta de firmware del proyecto.</text:p>
      <text:p text:style-name="Normal">Para probar cada uno de los dispositivos, hay que descomentar la línea correspondiente en la cabecera del programa, cargarlo en la Arduino, y abrir Monitor Serial o Putty con el baudrate que se haya especificado en el firmware, para USB o para Bluetooth:</text:p>
      <text:p text:style-name="P41">#define TEST_LEDS</text:p>
      <text:p text:style-name="P42">//#define TEST_PULSADORES</text:p>
      <text:p text:style-name="P43">//#define TEST_BATERIA</text:p>
      <text:p text:style-name="P44">//#define TEST_SENSORES_LINEA</text:p>
      <text:p text:style-name="P45">//#define TEST_SENSORES_DISTANCIA</text:p>
      <text:p text:style-name="P46">//#define TEST_MOTORES</text:p>
      <text:p text:style-name="P47">//#define TEST_ENCODERS</text:p>
      <text:p text:style-name="P48"><text:span text:style-name="T49">//#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9-03-06T16:57:00Z</dc:date>
    <meta:print-date>2018-01-21T00:29:00Z</meta:print-date>
    <meta:template xlink:href="Normal.dotm" xlink:type="simple"/>
    <meta:editing-cycles>42</meta:editing-cycles>
    <meta:editing-duration>PT27720S</meta:editing-duration>
    <meta:document-statistic meta:page-count="3" meta:paragraph-count="11" meta:word-count="865" meta:character-count="5613" meta:row-count="39" meta:non-whitespace-character-count="4759"/>
  </office:meta>
</office:document-meta>
</file>